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0000"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00" style:font-weight-asian="normal" style:font-weight-complex="normal"/>
    </style:style>
    <style:style style:name="P6" style:family="paragraph" style:parent-style-name="Standard">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text-properties fo:font-style="italic" style:text-underline-style="none" fo:font-weight="normal" fo:background-color="#ff0000" style:font-style-asian="italic" style:font-weight-asian="normal" style:font-style-complex="italic" style:font-weight-complex="normal"/>
    </style:style>
    <style:style style:name="P8" style:family="paragraph" style:parent-style-name="Standard">
      <style:text-properties fo:font-style="italic" style:text-underline-style="none" fo:font-weight="normal" fo:background-color="#ffff00" style:font-style-asian="italic" style:font-weight-asian="normal" style:font-style-complex="italic" style:font-weight-complex="normal"/>
    </style:style>
    <style:style style:name="P9" style:family="paragraph" style:parent-style-name="Standard">
      <style:text-properties fo:font-style="italic" style:text-underline-style="none" fo:font-weight="normal" fo:background-color="#00dcff" style:font-style-asian="italic" style:font-weight-asian="normal" style:font-style-complex="italic" style:font-weight-complex="normal"/>
    </style:style>
    <style:style style:name="P10" style:family="paragraph" style:parent-style-name="Standard">
      <style:text-properties fo:font-style="italic" style:text-underline-style="none" fo:font-weight="normal" fo:background-color="#00ffff" style:font-style-asian="italic" style:font-weight-asian="normal" style:font-style-complex="italic" style:font-weight-complex="normal"/>
    </style:style>
    <style:style style:name="P11" style:family="paragraph" style:parent-style-name="Standard">
      <style:text-properties fo:font-style="italic" style:text-underline-style="solid" style:text-underline-width="auto" style:text-underline-color="font-color" fo:font-weight="bold" fo:background-color="#00dcff" style:font-style-asian="italic" style:font-weight-asian="bold" style:font-style-complex="italic" style:font-weight-complex="bold"/>
    </style:style>
    <style:style style:name="P12"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Standard">
      <style:text-properties fo:font-style="normal" style:text-underline-style="solid" style:text-underline-width="auto" style:text-underline-color="font-color" fo:font-weight="bold" fo:background-color="#ffff00" style:font-style-asian="normal" style:font-weight-asian="bold" style:font-style-complex="normal" style:font-weight-complex="bold"/>
    </style:style>
    <style:style style:name="P14" style:family="paragraph" style:parent-style-name="Standard">
      <style:text-properties fo:font-style="normal" style:text-underline-style="solid" style:text-underline-width="auto" style:text-underline-color="font-color" fo:font-weight="bold" fo:background-color="#00dcff" style:font-style-asian="normal" style:font-weight-asian="bold" style:font-style-complex="normal" style:font-weight-complex="bold"/>
    </style:style>
    <style:style style:name="P15" style:family="paragraph" style:parent-style-name="Standard">
      <style:text-properties fo:font-style="normal" style:text-underline-style="solid" style:text-underline-width="auto" style:text-underline-color="font-color" fo:font-weight="bold" fo:background-color="#00ffff" style:font-style-asian="normal" style:font-weight-asian="bold" style:font-style-complex="normal" style:font-weight-complex="bold"/>
    </style:style>
    <style:style style:name="P16" style:family="paragraph" style:parent-style-name="Standard">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fo:color="#ff0000" style:text-underline-style="solid" style:text-underline-width="auto" style:text-underline-color="font-color" fo:font-weight="bold" fo:background-color="#ffff00" style:font-weight-asian="bold" style:font-weight-complex="bold"/>
    </style:style>
    <style:style style:name="P18" style:family="paragraph" style:parent-style-name="Standard">
      <style:text-properties fo:color="#ff0000" fo:font-style="italic" style:text-underline-style="none" fo:font-weight="normal" fo:background-color="#ffff00" style:font-style-asian="italic" style:font-weight-asian="normal" style:font-style-complex="italic" style:font-weight-complex="normal"/>
    </style:style>
    <style:style style:name="P19" style:family="paragraph" style:parent-style-name="Standard">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text-properties style:use-window-font-color="true" fo:font-style="italic" style:text-underline-style="solid" style:text-underline-width="auto" style:text-underline-color="font-color" fo:font-weight="bold" fo:background-color="#00dcff" style:font-style-asian="italic" style:font-weight-asian="bold" style:font-style-complex="italic" style:font-weight-complex="bold"/>
    </style:style>
    <style:style style:name="P21" style:family="paragraph" style:parent-style-name="Standard">
      <style:text-properties style:use-window-font-color="true" fo:font-style="italic" style:text-underline-style="none" fo:font-weight="normal" fo:background-color="#00dcff" style:font-style-asian="italic" style:font-weight-asian="normal" style:font-style-complex="italic" style:font-weight-complex="normal"/>
    </style:style>
    <style:style style:name="P22" style:family="paragraph" style:parent-style-name="Standard" style:list-style-name="L1">
      <style:text-properties fo:font-style="italic" style:text-underline-style="none" fo:font-weight="normal" fo:background-color="#ff0000" style:font-style-asian="italic" style:font-weight-asian="normal" style:font-style-complex="italic" style:font-weight-complex="normal"/>
    </style:style>
    <style:style style:name="P23" style:family="paragraph" style:parent-style-name="Standard">
      <style:text-properties fo:font-style="italic" style:text-underline-style="none" fo:font-weight="normal" fo:background-color="#00ffff" style:font-style-asian="italic" style:font-weight-asian="normal" style:font-style-complex="italic" style:font-weight-complex="normal"/>
    </style:style>
    <style:style style:name="P24" style:family="paragraph" style:parent-style-name="Standard">
      <style:text-properties fo:font-style="normal" style:text-underline-style="solid" style:text-underline-width="auto" style:text-underline-color="font-color" fo:font-weight="bold" fo:background-color="#00ffff" style:font-style-asian="normal" style:font-weight-asian="bold" style:font-style-complex="normal" style:font-weight-complex="bold"/>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cellaneous Pieces of Writing</text:p>
      <text:p text:style-name="P1"/>
      <text:p text:style-name="P2">Writing On/With The Gas Mask</text:p>
      <text:p text:style-name="P2"/>
      <text:p text:style-name="P7">Tears below both eyeholes and “thought” and “memory” written on the eyeholes. Ahem Atum is written around the mouthpiece. A picture of a brain is drawn on the back, with the following labels - “mother”, “father”, “death” and “inspiration”.</text:p>
      <text:p text:style-name="P7"/>
      <text:p text:style-name="P7">A poem runs around the seal of the mask. It reads:</text:p>
      <text:p text:style-name="P7"/>
      <text:p text:style-name="P7">Whosoever breaks me, will breathe in my breath, and see what I see. </text:p>
      <text:p text:style-name="P4"/>
      <text:p text:style-name="P3"/>
      <text:p text:style-name="P3"/>
      <text:p text:style-name="P17">Writing On/With The Small Photo</text:p>
      <text:p text:style-name="P17"/>
      <text:p text:style-name="P18">Wrapped with it:</text:p>
      <text:p text:style-name="P18"/>
      <text:p text:style-name="P18">D.O.A.F March 16</text:p>
      <text:p text:style-name="P18"/>
      <text:p text:style-name="P18">My father sends his regards and apologies for the incident yesterday. Please accept this gift from the both of us. </text:p>
      <text:p text:style-name="P18"/>
      <text:p text:style-name="P18">(inside hidden on a piece of paper)</text:p>
      <text:p text:style-name="P18"/>
      <text:p text:style-name="P18">Look at her as you cannot look at me. </text:p>
      <text:p text:style-name="P18">I am your pet. </text:p>
      <text:p text:style-name="P19"/>
      <text:p text:style-name="P3">Writing On/With The Large Photo</text:p>
      <text:p text:style-name="P3"/>
      <text:p text:style-name="P8">I purchased this in the town supermarket, in a curious section labelled “Butchery”, filled with framed photographs of nubile young women. There seems to be no periodicals, or magazines of any kind; just these portraits, evidentially quite old. I have seen little evidence of interest in photography in the town, with only children handling the antiquated, clunky sets that the adults drop to them as ancestral windfall. I have never seen this fashion in the town at all, in any other source, but the pictures are incredibly popular; a fat woman from one of the neighbouring apartment blocks elbowed me out the way as I handled one photograph and snatched it for herself, before seemingly noticing me and apologising profusely. Every day that I go back there are new women, ones that I have never seen in the town, reclining on velour and alligator skin. The tag reads “L.E.A”, and I am told that these are the initials of Loam Exploding In Autumn, a rather famous photographer who had died only a few years before my arrival. It was obviously a popular choice, and I shall hold onto it. </text:p>
      <text:p text:style-name="P1"/>
      <text:p text:style-name="P3">Writing With The Wand</text:p>
      <text:p text:style-name="P3"/>
      <text:p text:style-name="P8">The faces here seem to be gods or demons; traditional culturo-religious ideals would definitely render them malignant. The orb holders in the centre seem to represent lightning, perhaps relating to the Long Man Tails attached; though it is obviously ceremonial, these people seem to have very little idea what a penis actually looks like.<office:annotation><dc:creator>Rob Sherman</dc:creator><dc:date>2010-08-04T14:10:39.24</dc:date><text:p text:style-name="P25"><text:span text:style-name="T2">The dog at the top and the dragon at the base – is this some sort of celestial hierarchy? The Eremite never specified, yet given the towns-folk's apparent hatred of deities, it seems any hierarchy would not have been their concern. </text:span></text:p></office:annotation> The knife imbues the wand with a martial air, though the witchdoctor, or savant, or whatever she was, was the most peaceable thing I had ever met. Given the town's ritual revilement of her, perhaps it was a tool of defence, in case their hatred ever boiled over. </text:p>
      <text:p text:style-name="P8"><text:soft-page-break/>The gods, the knife; it is like she was a scapegoat for what had happened to these people, to all of us, in pre-history, in the time of Whisper and Man. All their anger and impotence were projected onto this young girl; she was like every pretty thing that has ever been sacrificed by the lowly. She was a sister of the beauties of Titicaca (though their teeth were green with rot and emeralds) and the naïve priestesses of Sparta. The latest in a long line. I wish she was around to ask. She has only my guesses now. However, my guess as to why she left this object stabbed into her table, the weight of it splitting it, drenched in urine, the doors open, is non-existent. I cannot imagine that she snapped. She could not have. She was too calm and compliant. I will miss her. <text:s text:c="3"/></text:p>
      <text:p text:style-name="P3"/>
      <text:p text:style-name="P2">Writing On The Autoharp</text:p>
      <text:p text:style-name="P2"/>
      <text:p text:style-name="P7">Each of the keys is named with a sticker – take original sticker off. Each key and each chord button is named. They tell a story as they are played. He calls it the tarot harp! </text:p>
      <text:p text:style-name="P7"/>
      <text:p text:style-name="P7">Chord Buttons:</text:p>
      <text:p text:style-name="P7"/>
      <text:list xml:id="list38289922" text:style-name="L1">
        <text:list-item>
          <text:p text:style-name="P22">Lord</text:p>
        </text:list-item>
        <text:list-item>
          <text:p text:style-name="P22">Mountain</text:p>
        </text:list-item>
        <text:list-item>
          <text:p text:style-name="P22">Stars</text:p>
        </text:list-item>
      </text:list>
      <text:p text:style-name="P7"/>
      <text:p text:style-name="P7">Strings: Sword, Key, Raven, Lake, Chest, <text:s/>Monk, <text:s/>Beast, <text:s/>Hero, <text:s/>Mentor, <text:s/>Jester, <text:s/>Castle, <text:s/>Pipes, <text:s/>Princess, Pauper, Blood.</text:p>
      <text:p text:style-name="P7"/>
      <text:p text:style-name="P7">On The Back is inscribed a poem:</text:p>
      <text:p text:style-name="P7"/>
      <text:p text:style-name="P7">I will scan, iron muscle</text:p>
      <text:p text:style-name="P7">I will guess, bowel rustle</text:p>
      <text:p text:style-name="P7">I will run, voice giver</text:p>
      <text:p text:style-name="P7">I will love, tune shiver</text:p>
      <text:p text:style-name="P7">I will jump, finger lover</text:p>
      <text:p text:style-name="P7">I will sing, hole mother</text:p>
      <text:p text:style-name="P7">I will tell, story seeker</text:p>
      <text:p text:style-name="P7">You will know, I weaker.</text:p>
      <text:p text:style-name="P8"/>
      <text:p text:style-name="P8">An Attached Note With Widsith Logo:</text:p>
      <text:p text:style-name="P8"/>
      <text:p text:style-name="P8">He seems to have customised the instrument for his own purposes: what do these demarcations on the notes and chord buttons signify? He calls it the Tarot Harp; figures here do not represent traditional tarot arcana. Is he trying to tell a story – depending on which keys he presses, different characters and events enter the narrative? What do the chord buttons signify? Traditional symbols of attainment, authority and spirituality; are they controlling elements of the individual notes, the individual characters of the story? </text:p>
      <text:p text:style-name="P6"/>
      <text:p text:style-name="P3">Writing With Key</text:p>
      <text:p text:style-name="P3"/>
      <text:p text:style-name="P5">Partial translation of Loss letters, according to what he knows.</text:p>
      <text:p text:style-name="P5"/>
      <text:p text:style-name="P8">An attempt at translation.</text:p>
      <text:p text:style-name="P3"/>
      <text:p text:style-name="P8">I am the Mayor of Loss. It is my duty to keep the paths closed and the way hidden. It is my duty to keep this key from the door. It is my duty to murder for the good of Loss. It is my duty to refuse welcome. It is my duty to stay beautiful. It is my duty for the children to learn of devils and gods. It <text:soft-page-break/>is my duty to laugh at those gods, and lead others in the laughing. It is my duty to keep graves empty and the river clean. That is my duty. I am the Mayor of Loss, and this is my key. Touch us and wither.</text:p>
      <text:p text:style-name="P1"/>
      <text:p text:style-name="P3">Legend on the Luggage Tag</text:p>
      <text:p text:style-name="P5"/>
      <text:p text:style-name="P8">A boy rose, left and triumphed. His love died. He grew a beard and sailed away. </text:p>
      <text:p text:style-name="P6"/>
      <text:p text:style-name="P13">Writing On Heart</text:p>
      <text:p text:style-name="P13"/>
      <text:p text:style-name="P7">On tag: <text:s/>To a friend with love</text:p>
      <text:p text:style-name="P7"/>
      <text:p text:style-name="P7">Inside – A slip of paper that says “You make me tougher, and less joy to eat, when you are near I become worthless meat.</text:p>
      <text:p text:style-name="P6"/>
      <text:p text:style-name="P11">Photograph of the Eremite</text:p>
      <text:p text:style-name="P11"/>
      <text:p text:style-name="P9">Myself, Feburary 9<text:span text:style-name="T1">th</text:span>. </text:p>
      <text:p text:style-name="P6"/>
      <text:p text:style-name="P14">Photograph of the Band</text:p>
      <text:p text:style-name="P14"/>
      <text:p text:style-name="P9">Some of the town orchestra, Feburary 9<text:span text:style-name="T1">th.</text:span> After playing one of their pieces for me, I had them sit; in hindsight I realise that their frowns and propensity to fidget were at my placing of the Long Men Tails on their heads<office:annotation><dc:creator>Robert Sherman</dc:creator><dc:date>2010-08-09T18:29:38.25</dc:date><text:p text:style-name="P25"><text:span text:style-name="T3">Ref. 072:// See “The Hidden Press”. </text:span></text:p></office:annotation>; in any other part of the world the implication would be quite insulting. The man at bottom right, Withering Skin And Dog Rug, could not be pictured with his instrument; it was a curious construction. I have attempted to draw it below, though it is difficult to do so, it really must be witnessed, though as soon as the song was over a great tarpaulin was thrown over it.. He had opened a hatch on its side, attaching a long tube to a fastening at his chest as he did so, and climbed into its construction. The thing is possibly ten feet high, and the sound it produces is like a mass of tubas de-tuning suddenly, or the sigh of a whale. I did not note the name of the instrument itself. <text:s text:c="3"/></text:p>
      <text:p text:style-name="P6"/>
      <text:p text:style-name="P15">With The Crest Of Loss</text:p>
      <text:p text:style-name="P15"/>
      <text:p text:style-name="P10">This is a composite drawing that I completed over several days in my room and on the street; the town's crest seems to always be in the most distant or troublesome spot; much was guesswork, though I believe that I received the elements correctly; the black crown I cannot guess at, though the key is a real object, kept by the Mayor, a symbolic fetish that I had the honour of touching at my welcome party. The turkey dragon is a disgusting yet beloved creature native to these parts (see the bestiary), and the beetroot something of a national crop, if Loss can be considered a nation; it certainly has no betters or rulers other than itself. The ball at lower right refers to a piece of equipment from K!K!K! (see my later notes) and in the centre is a banjo or zither-type instrument, though its shape is suggestive and seems to draw giggles from the children who play catch in the fountain where one such crest is located. The colours are so vibrant and omnipresent I attempted to replicate them myself, though I must apologise about their quality; the only medium I had were colouring pencils from the school. </text:p>
      <text:p text:style-name="P6"/>
      <text:p text:style-name="P20">Photograph of K!K!K! Players</text:p>
      <text:p text:style-name="P20"/>
      <text:p text:style-name="P21">Discovering Leprosy And Love For All Gods, in their kit, March 11<text:span text:style-name="T1">th</text:span></text:p>
      <text:p text:style-name="P12"/>
      <text:p text:style-name="P12"/>
      <text:p text:style-name="P13"><text:soft-page-break/>Photograph of Friend With Heart</text:p>
      <text:p text:style-name="P13"/>
      <text:p text:style-name="P8">Death of a Friend, with her gift, June 4<text:span text:style-name="T1">th</text:span></text:p>
      <text:p text:style-name="P6"/>
      <text:p text:style-name="P15">Photograph of Friend With Key</text:p>
      <text:p text:style-name="P15"/>
      <text:p text:style-name="P10">The Last Mayor, August 15<text:span text:style-name="T1">th</text:span></text:p>
      <text:p text:style-name="P10"/>
      <text:p text:style-name="P10"/>
      <text:p text:style-name="P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Sherman</meta:initial-creator>
    <meta:creation-date>2010-08-03T22:40:56.93</meta:creation-date>
    <dc:date>2010-09-02T20:31:05.63</dc:date>
    <dc:creator>Rob Sherman</dc:creator>
    <meta:editing-duration>PT18H47M53S</meta:editing-duration>
    <meta:editing-cycles>30</meta:editing-cycles>
    <meta:generator>OpenOffice.org/3.2$Win32 OpenOffice.org_project/320m12$Build-9483</meta:generator>
    <meta:document-statistic meta:table-count="0" meta:image-count="0" meta:object-count="0" meta:page-count="4" meta:paragraph-count="56" meta:word-count="1398" meta:character-count="7586"/>
  </office:meta>
</office:document-meta>
</file>